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igg</text:p>
          </table:table-cell>
          <table:table-cell office:value-type="string" calcext:value-type="string">
            <text:p>enron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digg</text:p>
          </table:table-cell>
          <table:table-cell office:value-type="string" calcext:value-type="string">
            <text:p>enron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digg</text:p>
          </table:table-cell>
          <table:table-cell/>
          <table:table-cell office:value-type="float" office:value="-0.334875" calcext:value-type="float">
            <text:p>-0,334875</text:p>
          </table:table-cell>
          <table:table-cell office:value-type="float" office:value="0.969826" calcext:value-type="float">
            <text:p>0,969826</text:p>
          </table:table-cell>
          <table:table-cell office:value-type="float" office:value="0.983044" calcext:value-type="float">
            <text:p>0,983044</text:p>
          </table:table-cell>
          <table:table-cell office:value-type="float" office:value="0.981416" calcext:value-type="float">
            <text:p>0,981416</text:p>
          </table:table-cell>
          <table:table-cell office:value-type="float" office:value="0.973173" calcext:value-type="float">
            <text:p>0,973173</text:p>
          </table:table-cell>
          <table:table-cell/>
          <table:table-cell office:value-type="string" calcext:value-type="string">
            <text:p>digg</text:p>
          </table:table-cell>
          <table:table-cell table:formula="of:=ROUND([.B2]; 3)" office:value-type="float" office:value="0" calcext:value-type="float">
            <text:p>0</text:p>
          </table:table-cell>
          <table:table-cell table:formula="of:=ROUND([.C2]; 3)" office:value-type="float" office:value="-0.335" calcext:value-type="float">
            <text:p>-0,335</text:p>
          </table:table-cell>
          <table:table-cell table:formula="of:=ROUND([.D2]; 3)" office:value-type="float" office:value="0.97" calcext:value-type="float">
            <text:p>0,97</text:p>
          </table:table-cell>
          <table:table-cell table:formula="of:=ROUND([.E2]; 3)" office:value-type="float" office:value="0.983" calcext:value-type="float">
            <text:p>0,983</text:p>
          </table:table-cell>
          <table:table-cell table:formula="of:=ROUND([.F2]; 3)" office:value-type="float" office:value="0.981" calcext:value-type="float">
            <text:p>0,981</text:p>
          </table:table-cell>
          <table:table-cell table:formula="of:=ROUND([.G2]; 3)" office:value-type="float" office:value="0.973" calcext:value-type="float">
            <text:p>0,973</text:p>
          </table:table-cell>
        </table:table-row>
        <table:table-row table:style-name="ro1">
          <table:table-cell office:value-type="string" calcext:value-type="string">
            <text:p>enron</text:p>
          </table:table-cell>
          <table:table-cell table:number-columns-repeated="2"/>
          <table:table-cell office:value-type="float" office:value="-0.439956" calcext:value-type="float">
            <text:p>-0,439956</text:p>
          </table:table-cell>
          <table:table-cell office:value-type="float" office:value="-0.361895" calcext:value-type="float">
            <text:p>-0,361895</text:p>
          </table:table-cell>
          <table:table-cell office:value-type="float" office:value="-0.369194" calcext:value-type="float">
            <text:p>-0,369194</text:p>
          </table:table-cell>
          <table:table-cell office:value-type="float" office:value="-0.238781" calcext:value-type="float">
            <text:p>-0,238781</text:p>
          </table:table-cell>
          <table:table-cell/>
          <table:table-cell office:value-type="string" calcext:value-type="string">
            <text:p>enron</text:p>
          </table:table-cell>
          <table:table-cell table:formula="of:=ROUND([.B3]; 3)" office:value-type="float" office:value="0" calcext:value-type="float">
            <text:p>0</text:p>
          </table:table-cell>
          <table:table-cell table:formula="of:=ROUND([.C3]; 3)" office:value-type="float" office:value="0" calcext:value-type="float">
            <text:p>0</text:p>
          </table:table-cell>
          <table:table-cell table:formula="of:=ROUND([.D3]; 3)" office:value-type="float" office:value="-0.44" calcext:value-type="float">
            <text:p>-0,44</text:p>
          </table:table-cell>
          <table:table-cell table:formula="of:=ROUND([.E3]; 3)" office:value-type="float" office:value="-0.362" calcext:value-type="float">
            <text:p>-0,362</text:p>
          </table:table-cell>
          <table:table-cell table:formula="of:=ROUND([.F3]; 3)" office:value-type="float" office:value="-0.369" calcext:value-type="float">
            <text:p>-0,369</text:p>
          </table:table-cell>
          <table:table-cell table:formula="of:=ROUND([.G3]; 3)" office:value-type="float" office:value="-0.239" calcext:value-type="float">
            <text:p>-0,239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3"/>
          <table:table-cell office:value-type="float" office:value="0.980654" calcext:value-type="float">
            <text:p>0,980654</text:p>
          </table:table-cell>
          <table:table-cell office:value-type="float" office:value="0.982643" calcext:value-type="float">
            <text:p>0,982643</text:p>
          </table:table-cell>
          <table:table-cell office:value-type="float" office:value="0.941297" calcext:value-type="float">
            <text:p>0,941297</text:p>
          </table:table-cell>
          <table:table-cell/>
          <table:table-cell office:value-type="string" calcext:value-type="string">
            <text:p>facebook</text:p>
          </table:table-cell>
          <table:table-cell table:formula="of:=ROUND([.B4]; 3)" office:value-type="float" office:value="0" calcext:value-type="float">
            <text:p>0</text:p>
          </table:table-cell>
          <table:table-cell table:formula="of:=ROUND([.C4]; 3)" office:value-type="float" office:value="0" calcext:value-type="float">
            <text:p>0</text:p>
          </table:table-cell>
          <table:table-cell table:formula="of:=ROUND([.D4]; 3)" office:value-type="float" office:value="0" calcext:value-type="float">
            <text:p>0</text:p>
          </table:table-cell>
          <table:table-cell table:formula="of:=ROUND([.E4]; 3)" office:value-type="float" office:value="0.981" calcext:value-type="float">
            <text:p>0,981</text:p>
          </table:table-cell>
          <table:table-cell table:formula="of:=ROUND([.F4]; 3)" office:value-type="float" office:value="0.983" calcext:value-type="float">
            <text:p>0,983</text:p>
          </table:table-cell>
          <table:table-cell table:formula="of:=ROUND([.G4]; 3)" office:value-type="float" office:value="0.941" calcext:value-type="float">
            <text:p>0,94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4"/>
          <table:table-cell office:value-type="float" office:value="0.9979" calcext:value-type="float">
            <text:p>0,9979</text:p>
          </table:table-cell>
          <table:table-cell office:value-type="float" office:value="0.982411" calcext:value-type="float">
            <text:p>0,982411</text:p>
          </table:table-cell>
          <table:table-cell/>
          <table:table-cell office:value-type="string" calcext:value-type="string">
            <text:p>BA</text:p>
          </table:table-cell>
          <table:table-cell table:formula="of:=ROUND([.B5]; 3)" office:value-type="float" office:value="0" calcext:value-type="float">
            <text:p>0</text:p>
          </table:table-cell>
          <table:table-cell table:formula="of:=ROUND([.C5]; 3)" office:value-type="float" office:value="0" calcext:value-type="float">
            <text:p>0</text:p>
          </table:table-cell>
          <table:table-cell table:formula="of:=ROUND([.D5]; 3)" office:value-type="float" office:value="0" calcext:value-type="float">
            <text:p>0</text:p>
          </table:table-cell>
          <table:table-cell table:formula="of:=ROUND([.E5]; 3)" office:value-type="float" office:value="0" calcext:value-type="float">
            <text:p>0</text:p>
          </table:table-cell>
          <table:table-cell table:formula="of:=ROUND([.F5]; 3)" office:value-type="float" office:value="0.998" calcext:value-type="float">
            <text:p>0,998</text:p>
          </table:table-cell>
          <table:table-cell table:formula="of:=ROUND([.G5]; 3)" office:value-type="float" office:value="0.982" calcext:value-type="float">
            <text:p>0,98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table:number-columns-repeated="5"/>
          <table:table-cell office:value-type="float" office:value="0.977399" calcext:value-type="float">
            <text:p>0,977399</text:p>
          </table:table-cell>
          <table:table-cell/>
          <table:table-cell office:value-type="string" calcext:value-type="string">
            <text:p>ER</text:p>
          </table:table-cell>
          <table:table-cell table:formula="of:=ROUND([.B6]; 3)" office:value-type="float" office:value="0" calcext:value-type="float">
            <text:p>0</text:p>
          </table:table-cell>
          <table:table-cell table:formula="of:=ROUND([.C6]; 3)" office:value-type="float" office:value="0" calcext:value-type="float">
            <text:p>0</text:p>
          </table:table-cell>
          <table:table-cell table:formula="of:=ROUND([.D6]; 3)" office:value-type="float" office:value="0" calcext:value-type="float">
            <text:p>0</text:p>
          </table:table-cell>
          <table:table-cell table:formula="of:=ROUND([.E6]; 3)" office:value-type="float" office:value="0" calcext:value-type="float">
            <text:p>0</text:p>
          </table:table-cell>
          <table:table-cell table:formula="of:=ROUND([.F6]; 3)" office:value-type="float" office:value="0" calcext:value-type="float">
            <text:p>0</text:p>
          </table:table-cell>
          <table:table-cell table:formula="of:=ROUND([.G6]; 3)" office:value-type="float" office:value="0.977" calcext:value-type="float">
            <text:p>0,977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table:number-columns-repeated="7"/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digg</text:p>
          </table:table-cell>
          <table:table-cell office:value-type="string" calcext:value-type="string">
            <text:p>enron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digg</text:p>
          </table:table-cell>
          <table:table-cell office:value-type="string" calcext:value-type="string">
            <text:p>enron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digg</text:p>
          </table:table-cell>
          <table:table-cell/>
          <table:table-cell office:value-type="float" office:value="-0.126825" calcext:value-type="float">
            <text:p>-0,126825</text:p>
          </table:table-cell>
          <table:table-cell office:value-type="float" office:value="0.829876" calcext:value-type="float">
            <text:p>0,829876</text:p>
          </table:table-cell>
          <table:table-cell office:value-type="float" office:value="0.92884" calcext:value-type="float">
            <text:p>0,92884</text:p>
          </table:table-cell>
          <table:table-cell office:value-type="float" office:value="0.933472" calcext:value-type="float">
            <text:p>0,933472</text:p>
          </table:table-cell>
          <table:table-cell office:value-type="float" office:value="0.940995" calcext:value-type="float">
            <text:p>0,940995</text:p>
          </table:table-cell>
          <table:table-cell/>
          <table:table-cell office:value-type="string" calcext:value-type="string">
            <text:p>digg</text:p>
          </table:table-cell>
          <table:table-cell table:formula="of:=ROUND([.B12]; 3)" office:value-type="float" office:value="0" calcext:value-type="float">
            <text:p>0</text:p>
          </table:table-cell>
          <table:table-cell table:formula="of:=ROUND([.C12]; 3)" office:value-type="float" office:value="-0.127" calcext:value-type="float">
            <text:p>-0,127</text:p>
          </table:table-cell>
          <table:table-cell table:formula="of:=ROUND([.D12]; 3)" office:value-type="float" office:value="0.83" calcext:value-type="float">
            <text:p>0,83</text:p>
          </table:table-cell>
          <table:table-cell table:formula="of:=ROUND([.E12]; 3)" office:value-type="float" office:value="0.929" calcext:value-type="float">
            <text:p>0,929</text:p>
          </table:table-cell>
          <table:table-cell table:formula="of:=ROUND([.F12]; 3)" office:value-type="float" office:value="0.933" calcext:value-type="float">
            <text:p>0,933</text:p>
          </table:table-cell>
          <table:table-cell table:formula="of:=ROUND([.G12]; 3)" office:value-type="float" office:value="0.941" calcext:value-type="float">
            <text:p>0,941</text:p>
          </table:table-cell>
        </table:table-row>
        <table:table-row table:style-name="ro1">
          <table:table-cell office:value-type="string" calcext:value-type="string">
            <text:p>enron</text:p>
          </table:table-cell>
          <table:table-cell table:number-columns-repeated="2"/>
          <table:table-cell office:value-type="float" office:value="-0.211587" calcext:value-type="float">
            <text:p>-0,211587</text:p>
          </table:table-cell>
          <table:table-cell office:value-type="float" office:value="-0.116273" calcext:value-type="float">
            <text:p>-0,116273</text:p>
          </table:table-cell>
          <table:table-cell office:value-type="float" office:value="-0.10159" calcext:value-type="float">
            <text:p>-0,10159</text:p>
          </table:table-cell>
          <table:table-cell office:value-type="float" office:value="-0.07814" calcext:value-type="float">
            <text:p>-0,07814</text:p>
          </table:table-cell>
          <table:table-cell/>
          <table:table-cell office:value-type="string" calcext:value-type="string">
            <text:p>enron</text:p>
          </table:table-cell>
          <table:table-cell table:formula="of:=ROUND([.B13]; 3)" office:value-type="float" office:value="0" calcext:value-type="float">
            <text:p>0</text:p>
          </table:table-cell>
          <table:table-cell table:formula="of:=ROUND([.C13]; 3)" office:value-type="float" office:value="0" calcext:value-type="float">
            <text:p>0</text:p>
          </table:table-cell>
          <table:table-cell table:formula="of:=ROUND([.D13]; 3)" office:value-type="float" office:value="-0.212" calcext:value-type="float">
            <text:p>-0,212</text:p>
          </table:table-cell>
          <table:table-cell table:formula="of:=ROUND([.E13]; 3)" office:value-type="float" office:value="-0.116" calcext:value-type="float">
            <text:p>-0,116</text:p>
          </table:table-cell>
          <table:table-cell table:formula="of:=ROUND([.F13]; 3)" office:value-type="float" office:value="-0.102" calcext:value-type="float">
            <text:p>-0,102</text:p>
          </table:table-cell>
          <table:table-cell table:formula="of:=ROUND([.G13]; 3)" office:value-type="float" office:value="-0.078" calcext:value-type="float">
            <text:p>-0,078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3"/>
          <table:table-cell office:value-type="float" office:value="0.859145" calcext:value-type="float">
            <text:p>0,859145</text:p>
          </table:table-cell>
          <table:table-cell office:value-type="float" office:value="0.857908" calcext:value-type="float">
            <text:p>0,857908</text:p>
          </table:table-cell>
          <table:table-cell office:value-type="float" office:value="0.842263" calcext:value-type="float">
            <text:p>0,842263</text:p>
          </table:table-cell>
          <table:table-cell/>
          <table:table-cell office:value-type="string" calcext:value-type="string">
            <text:p>facebook</text:p>
          </table:table-cell>
          <table:table-cell table:formula="of:=ROUND([.B14]; 3)" office:value-type="float" office:value="0" calcext:value-type="float">
            <text:p>0</text:p>
          </table:table-cell>
          <table:table-cell table:formula="of:=ROUND([.C14]; 3)" office:value-type="float" office:value="0" calcext:value-type="float">
            <text:p>0</text:p>
          </table:table-cell>
          <table:table-cell table:formula="of:=ROUND([.D14]; 3)" office:value-type="float" office:value="0" calcext:value-type="float">
            <text:p>0</text:p>
          </table:table-cell>
          <table:table-cell table:formula="of:=ROUND([.E14]; 3)" office:value-type="float" office:value="0.859" calcext:value-type="float">
            <text:p>0,859</text:p>
          </table:table-cell>
          <table:table-cell table:formula="of:=ROUND([.F14]; 3)" office:value-type="float" office:value="0.858" calcext:value-type="float">
            <text:p>0,858</text:p>
          </table:table-cell>
          <table:table-cell table:formula="of:=ROUND([.G14]; 3)" office:value-type="float" office:value="0.842" calcext:value-type="float">
            <text:p>0,84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4"/>
          <table:table-cell office:value-type="float" office:value="0.981319" calcext:value-type="float">
            <text:p>0,981319</text:p>
          </table:table-cell>
          <table:table-cell office:value-type="float" office:value="0.974885" calcext:value-type="float">
            <text:p>0,974885</text:p>
          </table:table-cell>
          <table:table-cell/>
          <table:table-cell office:value-type="string" calcext:value-type="string">
            <text:p>BA</text:p>
          </table:table-cell>
          <table:table-cell table:formula="of:=ROUND([.B15]; 3)" office:value-type="float" office:value="0" calcext:value-type="float">
            <text:p>0</text:p>
          </table:table-cell>
          <table:table-cell table:formula="of:=ROUND([.C15]; 3)" office:value-type="float" office:value="0" calcext:value-type="float">
            <text:p>0</text:p>
          </table:table-cell>
          <table:table-cell table:formula="of:=ROUND([.D15]; 3)" office:value-type="float" office:value="0" calcext:value-type="float">
            <text:p>0</text:p>
          </table:table-cell>
          <table:table-cell table:formula="of:=ROUND([.E15]; 3)" office:value-type="float" office:value="0" calcext:value-type="float">
            <text:p>0</text:p>
          </table:table-cell>
          <table:table-cell table:formula="of:=ROUND([.F15]; 3)" office:value-type="float" office:value="0.981" calcext:value-type="float">
            <text:p>0,981</text:p>
          </table:table-cell>
          <table:table-cell table:formula="of:=ROUND([.G15]; 3)" office:value-type="float" office:value="0.975" calcext:value-type="float">
            <text:p>0,97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table:number-columns-repeated="5"/>
          <table:table-cell office:value-type="float" office:value="0.965327" calcext:value-type="float">
            <text:p>0,965327</text:p>
          </table:table-cell>
          <table:table-cell/>
          <table:table-cell office:value-type="string" calcext:value-type="string">
            <text:p>ER</text:p>
          </table:table-cell>
          <table:table-cell table:formula="of:=ROUND([.B16]; 3)" office:value-type="float" office:value="0" calcext:value-type="float">
            <text:p>0</text:p>
          </table:table-cell>
          <table:table-cell table:formula="of:=ROUND([.C16]; 3)" office:value-type="float" office:value="0" calcext:value-type="float">
            <text:p>0</text:p>
          </table:table-cell>
          <table:table-cell table:formula="of:=ROUND([.D16]; 3)" office:value-type="float" office:value="0" calcext:value-type="float">
            <text:p>0</text:p>
          </table:table-cell>
          <table:table-cell table:formula="of:=ROUND([.E16]; 3)" office:value-type="float" office:value="0" calcext:value-type="float">
            <text:p>0</text:p>
          </table:table-cell>
          <table:table-cell table:formula="of:=ROUND([.F16]; 3)" office:value-type="float" office:value="0" calcext:value-type="float">
            <text:p>0</text:p>
          </table:table-cell>
          <table:table-cell table:formula="of:=ROUND([.G16]; 3)" office:value-type="float" office:value="0.965" calcext:value-type="float">
            <text:p>0,96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table:number-columns-repeated="7"/>
          <table:table-cell office:value-type="string" calcext:value-type="string">
            <text:p>W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15:04:41.125716435</dc:date>
    <meta:editing-duration>PT5M57S</meta:editing-duration>
    <meta:editing-cycles>1</meta:editing-cycles>
    <meta:document-statistic meta:table-count="1" meta:cell-count="138" meta:object-count="0"/>
    <meta:generator>LibreOffice/6.1.2.1$Linux_X86_64 LibreOffice_project/10$Build-1</meta:generator>
  </office:meta>
</office:document-meta>
</file>